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0.974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125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1.168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743cm"/>
    </style:style>
    <style:style style:name="co14" style:family="table-column">
      <style:table-column-properties fo:break-before="auto" style:column-width="1.759cm"/>
    </style:style>
    <style:style style:name="co15" style:family="table-column">
      <style:table-column-properties fo:break-before="auto" style:column-width="1.623cm"/>
    </style:style>
    <style:style style:name="co16" style:family="table-column">
      <style:table-column-properties fo:break-before="auto" style:column-width="1.427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1.337cm"/>
    </style:style>
    <style:style style:name="co20" style:family="table-column">
      <style:table-column-properties fo:break-before="auto" style:column-width="4.225cm"/>
    </style:style>
    <style:style style:name="co21" style:family="table-column">
      <style:table-column-properties fo:break-before="auto" style:column-width="3.909cm"/>
    </style:style>
    <style:style style:name="co22" style:family="table-column">
      <style:table-column-properties fo:break-before="auto" style:column-width="2.556cm"/>
    </style:style>
    <style:style style:name="co23" style:family="table-column">
      <style:table-column-properties fo:break-before="auto" style:column-width="2.586cm"/>
    </style:style>
    <style:style style:name="co24" style:family="table-column">
      <style:table-column-properties fo:break-before="auto" style:column-width="2.6cm"/>
    </style:style>
    <style:style style:name="co25" style:family="table-column">
      <style:table-column-properties fo:break-before="auto" style:column-width="2.706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1"/>
  </office:automatic-styles>
  <office:body>
    <office:spreadsheet>
      <table:table table:name="Лист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<text:s/>an</text:p>
          </table:table-cell>
          <table:table-cell office:value-type="string" calcext:value-type="string">
            <text:p><text:s/>bn</text:p>
          </table:table-cell>
          <table:table-cell office:value-type="string" calcext:value-type="string">
            <text:p><text:s/>cn</text:p>
          </table:table-cell>
          <table:table-cell office:value-type="string" calcext:value-type="string">
            <text:p><text:s/>kn</text:p>
          </table:table-cell>
          <table:table-cell table:style-name="Default" office:value-type="string" calcext:value-type="string">
            <text:p><text:s/>un</text:p>
          </table:table-cell>
          <table:table-cell office:value-type="string" calcext:value-type="string">
            <text:p><text:s/>gn</text:p>
          </table:table-cell>
          <table:table-cell office:value-type="string" calcext:value-type="string">
            <text:p><text:s/>qn</text:p>
          </table:table-cell>
          <table:table-cell office:value-type="string" calcext:value-type="string">
            <text:p><text:s/>fn</text:p>
          </table:table-cell>
          <table:table-cell office:value-type="string" calcext:value-type="string">
            <text:p><text:s/>sn</text:p>
          </table:table-cell>
          <table:table-cell office:value-type="string" calcext:value-type="string">
            <text:p><text:s/>w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38326" calcext:value-type="float">
            <text:p>1,5383260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1953" calcext:value-type="float">
            <text:p>1,341953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998583" calcext:value-type="float">
            <text:p>-2,998583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4831228" calcext:value-type="float">
            <text:p>-4,8312280000E-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757965" calcext:value-type="float">
            <text:p>3,7579650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589575" calcext:value-type="float">
            <text:p>-1,589575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,5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5358847" calcext:value-type="float">
            <text:p>-5,3588470000E-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659463" calcext:value-type="float">
            <text:p>8,8659463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,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71023704" calcext:value-type="float">
            <text:p>-7,1023704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,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471722" calcext:value-type="float">
            <text:p>-1,47172200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,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2185035" calcext:value-type="float">
            <text:p>1,3218503500E+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,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78665925" calcext:value-type="float">
            <text:p>-7,8665925000E-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,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0229129" calcext:value-type="float">
            <text:p>2,2912900000E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76724" calcext:value-type="float">
            <text:p>1,5767240000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4363864" calcext:value-type="float">
            <text:p>-4,3638640000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4408159" calcext:value-type="float">
            <text:p>-4,4081590000E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03433888" calcext:value-type="float">
            <text:p>-3,4338880000E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205905" calcext:value-type="float">
            <text:p>3,2059050000E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87355" calcext:value-type="float">
            <text:p>2,4873550000E-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332279" calcext:value-type="float">
            <text:p>7,3322790000E-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01600573" calcext:value-type="float">
            <text:p>-1,6005730000E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424706" calcext:value-type="float">
            <text:p>6,424706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4162601" calcext:value-type="float">
            <text:p>-4,162601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6689957" calcext:value-type="float">
            <text:p>-6,6899570000E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91795" calcext:value-type="float">
            <text:p>2,791795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6966051" calcext:value-type="float">
            <text:p>-6,9660510000E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02860589" calcext:value-type="float">
            <text:p>-2,8605890000E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08098836" calcext:value-type="float">
            <text:p>-8,0988360000E-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150547" calcext:value-type="float">
            <text:p>3,1505470000E+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224479" calcext:value-type="float">
            <text:p>7,2244790000E-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7057529" calcext:value-type="float">
            <text:p>-7,0575290000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49792" calcext:value-type="float">
            <text:p>5,3497920000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7931491" calcext:value-type="float">
            <text:p>-7,9314910000E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.418465" calcext:value-type="float">
            <text:p>-1,4184650000E+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.99905E-017" calcext:value-type="float">
            <text:p>-5,9990500000E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,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058402" calcext:value-type="float">
            <text:p>1,0584020000E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431729" calcext:value-type="float">
            <text:p>3,4317290000E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07022847" calcext:value-type="float">
            <text:p>-7,0228470000E-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495587" calcext:value-type="float">
            <text:p>2,4955870000E-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296818" calcext:value-type="float">
            <text:p>4,2968180000E-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465453" calcext:value-type="float">
            <text:p>7,4654530000E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2919613" calcext:value-type="float">
            <text:p>-2,9196130000E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294616" calcext:value-type="float">
            <text:p>7,2946160000E+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9.936757" calcext:value-type="float">
            <text:p>-9,9367570000E+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05399808" calcext:value-type="float">
            <text:p>-5,3998080000E-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2432567" calcext:value-type="float">
            <text:p>-2,4325670000E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987016" calcext:value-type="float">
            <text:p>4,9870160000E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733797" calcext:value-type="float">
            <text:p>3,7337970000E-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874951" calcext:value-type="float">
            <text:p>1,8749510000E+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168144" calcext:value-type="float">
            <text:p>2,1681440000E-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6587164" calcext:value-type="float">
            <text:p>-6,5871640000E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205518" calcext:value-type="float">
            <text:p>2,0551800000E-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9776195" calcext:value-type="float">
            <text:p>9,7761950000E-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2048708" calcext:value-type="float">
            <text:p>-2,0487080000E-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557322" calcext:value-type="float">
            <text:p>1,5573220000E-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6862415" calcext:value-type="float">
            <text:p>6,8624150000E-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01226752" calcext:value-type="float">
            <text:p>-1,2267520000E-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,0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850908" calcext:value-type="float">
            <text:p>2,8509080000E-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Лист3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зот</text:p>
          </table:table-cell>
          <table:table-cell office:value-type="float" office:value="28.0135" calcext:value-type="float">
            <text:p>28,0135</text:p>
          </table:table-cell>
          <table:table-cell office:value-type="float" office:value="99.73778" calcext:value-type="float">
            <text:p>99,73778</text:p>
          </table:table-cell>
          <table:table-cell office:value-type="float" office:value="0.4479153" calcext:value-type="float">
            <text:p>0,4479153</text:p>
          </table:table-cell>
          <table:table-cell office:value-type="float" office:value="0.027815" calcext:value-type="float">
            <text:p>0,0278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иоксид_углерода</text:p>
          </table:table-cell>
          <table:table-cell office:value-type="float" office:value="44.01" calcext:value-type="float">
            <text:p>44,01</text:p>
          </table:table-cell>
          <table:table-cell office:value-type="float" office:value="241.9606" calcext:value-type="float">
            <text:p>241,9606</text:p>
          </table:table-cell>
          <table:table-cell office:value-type="float" office:value="0.4557489" calcext:value-type="float">
            <text:p>0,4557489</text:p>
          </table:table-cell>
          <table:table-cell office:value-type="float" office:value="0.189065" calcext:value-type="float">
            <text:p>0,189065</text:p>
          </table:table-cell>
          <table:table-cell office:value-type="float" office:value="0.69" calcext:value-type="float">
            <text:p>0,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етан</text:p>
          </table:table-cell>
          <table:table-cell office:value-type="float" office:value="16.043" calcext:value-type="float">
            <text:p>16,043</text:p>
          </table:table-cell>
          <table:table-cell office:value-type="float" office:value="151.3183" calcext:value-type="float">
            <text:p>151,3183</text:p>
          </table:table-cell>
          <table:table-cell office:value-type="float" office:value="0.4619255" calcext:value-type="float">
            <text:p>0,46192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Этан</text:p>
          </table:table-cell>
          <table:table-cell office:value-type="float" office:value="30.07" calcext:value-type="float">
            <text:p>30,07</text:p>
          </table:table-cell>
          <table:table-cell office:value-type="float" office:value="244.1667" calcext:value-type="float">
            <text:p>244,1667</text:p>
          </table:table-cell>
          <table:table-cell office:value-type="float" office:value="0.5279209" calcext:value-type="float">
            <text:p>0,5279209</text:p>
          </table:table-cell>
          <table:table-cell office:value-type="float" office:value="0.0793" calcext:value-type="float">
            <text:p>0,07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ропан</text:p>
          </table:table-cell>
          <table:table-cell office:value-type="float" office:value="44.097" calcext:value-type="float">
            <text:p>44,097</text:p>
          </table:table-cell>
          <table:table-cell office:value-type="float" office:value="298.1183" calcext:value-type="float">
            <text:p>298,1183</text:p>
          </table:table-cell>
          <table:table-cell office:value-type="float" office:value="0.583749" calcext:value-type="float">
            <text:p>0,583749</text:p>
          </table:table-cell>
          <table:table-cell office:value-type="float" office:value="0.141239" calcext:value-type="float">
            <text:p>0,1412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-Бутан</text:p>
          </table:table-cell>
          <table:table-cell office:value-type="float" office:value="58.123" calcext:value-type="float">
            <text:p>58,123</text:p>
          </table:table-cell>
          <table:table-cell office:value-type="float" office:value="337.6389" calcext:value-type="float">
            <text:p>337,6389</text:p>
          </table:table-cell>
          <table:table-cell office:value-type="float" office:value="0.6341423" calcext:value-type="float">
            <text:p>0,6341423</text:p>
          </table:table-cell>
          <table:table-cell office:value-type="float" office:value="0.281835" calcext:value-type="float">
            <text:p>0,2818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Изобутан</text:p>
          </table:table-cell>
          <table:table-cell office:value-type="float" office:value="58.123" calcext:value-type="float">
            <text:p>58,123</text:p>
          </table:table-cell>
          <table:table-cell office:value-type="float" office:value="324.0689" calcext:value-type="float">
            <text:p>324,0689</text:p>
          </table:table-cell>
          <table:table-cell office:value-type="float" office:value="0.6406937" calcext:value-type="float">
            <text:p>0,6406937</text:p>
          </table:table-cell>
          <table:table-cell office:value-type="float" office:value="0.256692" calcext:value-type="float">
            <text:p>0,2566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-Пентан</text:p>
          </table:table-cell>
          <table:table-cell office:value-type="float" office:value="72.15" calcext:value-type="float">
            <text:p>72,15</text:p>
          </table:table-cell>
          <table:table-cell office:value-type="float" office:value="370.6823" calcext:value-type="float">
            <text:p>370,6823</text:p>
          </table:table-cell>
          <table:table-cell office:value-type="float" office:value="0.6798307" calcext:value-type="float">
            <text:p>0,6798307</text:p>
          </table:table-cell>
          <table:table-cell office:value-type="float" office:value="0.366911" calcext:value-type="float">
            <text:p>0,3669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Изопентан</text:p>
          </table:table-cell>
          <table:table-cell office:value-type="float" office:value="72.15" calcext:value-type="float">
            <text:p>72,15</text:p>
          </table:table-cell>
          <table:table-cell office:value-type="float" office:value="365.5999" calcext:value-type="float">
            <text:p>365,5999</text:p>
          </table:table-cell>
          <table:table-cell office:value-type="float" office:value="0.6738577" calcext:value-type="float">
            <text:p>0,6738577</text:p>
          </table:table-cell>
          <table:table-cell office:value-type="float" office:value="0.332267" calcext:value-type="float">
            <text:p>0,3322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Н-Гексан</text:p>
          </table:table-cell>
          <table:table-cell office:value-type="float" office:value="86.177" calcext:value-type="float">
            <text:p>86,177</text:p>
          </table:table-cell>
          <table:table-cell office:value-type="float" office:value="402.636293" calcext:value-type="float">
            <text:p>402,636293</text:p>
          </table:table-cell>
          <table:table-cell office:value-type="float" office:value="0.7175118" calcext:value-type="float">
            <text:p>0,7175118</text:p>
          </table:table-cell>
          <table:table-cell office:value-type="float" office:value="0.289731" calcext:value-type="float">
            <text:p>0,2897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Н-Гептан</text:p>
          </table:table-cell>
          <table:table-cell office:value-type="float" office:value="100.204" calcext:value-type="float">
            <text:p>100,204</text:p>
          </table:table-cell>
          <table:table-cell office:value-type="float" office:value="427.72263" calcext:value-type="float">
            <text:p>427,72263</text:p>
          </table:table-cell>
          <table:table-cell office:value-type="float" office:value="0.7525189" calcext:value-type="float">
            <text:p>0,7525189</text:p>
          </table:table-cell>
          <table:table-cell office:value-type="float" office:value="0.337542" calcext:value-type="float">
            <text:p>0,3375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Н-Октан</text:p>
          </table:table-cell>
          <table:table-cell office:value-type="float" office:value="114.231" calcext:value-type="float">
            <text:p>114,231</text:p>
          </table:table-cell>
          <table:table-cell office:value-type="float" office:value="450.325022" calcext:value-type="float">
            <text:p>450,325022</text:p>
          </table:table-cell>
          <table:table-cell office:value-type="float" office:value="0.784955" calcext:value-type="float">
            <text:p>0,784955</text:p>
          </table:table-cell>
          <table:table-cell office:value-type="float" office:value="0.383381" calcext:value-type="float">
            <text:p>0,3833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-Нонан</text:p>
          </table:table-cell>
          <table:table-cell office:value-type="float" office:value="128.258" calcext:value-type="float">
            <text:p>128,258</text:p>
          </table:table-cell>
          <table:table-cell office:value-type="float" office:value="470.840891" calcext:value-type="float">
            <text:p>470,840891</text:p>
          </table:table-cell>
          <table:table-cell office:value-type="float" office:value="0.8152731" calcext:value-type="float">
            <text:p>0,8152731</text:p>
          </table:table-cell>
          <table:table-cell office:value-type="float" office:value="0.427354" calcext:value-type="float">
            <text:p>0,4273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-Декан</text:p>
          </table:table-cell>
          <table:table-cell office:value-type="float" office:value="142.285" calcext:value-type="float">
            <text:p>142,285</text:p>
          </table:table-cell>
          <table:table-cell office:value-type="float" office:value="489.558373" calcext:value-type="float">
            <text:p>489,558373</text:p>
          </table:table-cell>
          <table:table-cell office:value-type="float" office:value="0.8437826" calcext:value-type="float">
            <text:p>0,8437826</text:p>
          </table:table-cell>
          <table:table-cell office:value-type="float" office:value="0.469659" calcext:value-type="float">
            <text:p>0,4696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Водород</text:p>
          </table:table-cell>
          <table:table-cell office:value-type="float" office:value="2.0159" calcext:value-type="float">
            <text:p>2,0159</text:p>
          </table:table-cell>
          <table:table-cell office:value-type="float" office:value="26.95794" calcext:value-type="float">
            <text:p>26,95794</text:p>
          </table:table-cell>
          <table:table-cell office:value-type="float" office:value="0.3514916" calcext:value-type="float">
            <text:p>0,3514916</text:p>
          </table:table-cell>
          <table:table-cell office:value-type="float" office:value="0.034369" calcext:value-type="float">
            <text:p>0,034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ислород</text:p>
          </table:table-cell>
          <table:table-cell office:value-type="float" office:value="31.9988" calcext:value-type="float">
            <text:p>31,9988</text:p>
          </table:table-cell>
          <table:table-cell office:value-type="float" office:value="122.7667" calcext:value-type="float">
            <text:p>122,7667</text:p>
          </table:table-cell>
          <table:table-cell office:value-type="float" office:value="0.4186954" calcext:value-type="float">
            <text:p>0,4186954</text:p>
          </table:table-cell>
          <table:table-cell office:value-type="float" office:value="0.021" calcext:value-type="float">
            <text:p>0,0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Монооксид_углерода</text:p>
          </table:table-cell>
          <table:table-cell office:value-type="float" office:value="28.01" calcext:value-type="float">
            <text:p>28,01</text:p>
          </table:table-cell>
          <table:table-cell office:value-type="float" office:value="105.5348" calcext:value-type="float">
            <text:p>105,5348</text:p>
          </table:table-cell>
          <table:table-cell office:value-type="float" office:value="0.4533894" calcext:value-type="float">
            <text:p>0,4533894</text:p>
          </table:table-cell>
          <table:table-cell office:value-type="float" office:value="0.038953" calcext:value-type="float">
            <text:p>0,0389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Вода</text:p>
          </table:table-cell>
          <table:table-cell office:value-type="float" office:value="18.0153" calcext:value-type="float">
            <text:p>18,0153</text:p>
          </table:table-cell>
          <table:table-cell office:value-type="float" office:value="514.0156" calcext:value-type="float">
            <text:p>514,0156</text:p>
          </table:table-cell>
          <table:table-cell office:value-type="float" office:value="0.3825868" calcext:value-type="float">
            <text:p>0,3825868</text:p>
          </table:table-cell>
          <table:table-cell office:value-type="float" office:value="0.3325" calcext:value-type="float">
            <text:p>0,3325</text:p>
          </table:table-cell>
          <table:table-cell office:value-type="float" office:value="1.06775" calcext:value-type="float">
            <text:p>1,06775</text:p>
          </table:table-cell>
          <table:table-cell office:value-type="float" office:value="0" calcext:value-type="float">
            <text:p>0</text:p>
          </table:table-cell>
          <table:table-cell office:value-type="float" office:value="1.5822" calcext:value-type="float">
            <text:p>1,5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ероводород</text:p>
          </table:table-cell>
          <table:table-cell office:value-type="float" office:value="34.082" calcext:value-type="float">
            <text:p>34,082</text:p>
          </table:table-cell>
          <table:table-cell office:value-type="float" office:value="296.355" calcext:value-type="float">
            <text:p>296,355</text:p>
          </table:table-cell>
          <table:table-cell office:value-type="float" office:value="0.4618263" calcext:value-type="float">
            <text:p>0,4618263</text:p>
          </table:table-cell>
          <table:table-cell office:value-type="float" office:value="0.0885" calcext:value-type="float">
            <text:p>0,0885</text:p>
          </table:table-cell>
          <table:table-cell office:value-type="float" office:value="0.633276" calcext:value-type="float">
            <text:p>0,63327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Гелий</text:p>
          </table:table-cell>
          <table:table-cell office:value-type="float" office:value="4.0026" calcext:value-type="float">
            <text:p>4,0026</text:p>
          </table:table-cell>
          <table:table-cell office:value-type="float" office:value="2.610111" calcext:value-type="float">
            <text:p>2,610111</text:p>
          </table:table-cell>
          <table:table-cell office:value-type="float" office:value="0.3589888" calcext:value-type="float">
            <text:p>0,35898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ргон</text:p>
          </table:table-cell>
          <table:table-cell office:value-type="float" office:value="39.948" calcext:value-type="float">
            <text:p>39,948</text:p>
          </table:table-cell>
          <table:table-cell office:value-type="float" office:value="119.6299" calcext:value-type="float">
            <text:p>119,6299</text:p>
          </table:table-cell>
          <table:table-cell office:value-type="float" office:value="0.4216551" calcext:value-type="float">
            <text:p>0,421655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Лист4" table:style-name="ta1">
        <table:table-column table:style-name="co1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Диоксид_углерода</text:p>
          </table:table-cell>
          <table:table-cell office:value-type="float" office:value="1.02274" calcext:value-type="float">
            <text:p>1,02274</text:p>
          </table:table-cell>
          <table:table-cell office:value-type="float" office:value="0.835058" calcext:value-type="float">
            <text:p>0,835058</text:p>
          </table:table-cell>
          <table:table-cell office:value-type="float" office:value="0.982361" calcext:value-type="float">
            <text:p>0,982361</text:p>
          </table:table-cell>
          <table:table-cell office:value-type="float" office:value="0.982746" calcext:value-type="float">
            <text:p>0,98274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Метан</text:p>
          </table:table-cell>
          <table:table-cell office:value-type="float" office:value="0.97164" calcext:value-type="float">
            <text:p>0,97164</text:p>
          </table:table-cell>
          <table:table-cell office:value-type="float" office:value="0.886106" calcext:value-type="float">
            <text:p>0,886106</text:p>
          </table:table-cell>
          <table:table-cell office:value-type="float" office:value="1.00363" calcext:value-type="float">
            <text:p>1,0036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Этан</text:p>
          </table:table-cell>
          <table:table-cell office:value-type="float" office:value="0.97012" calcext:value-type="float">
            <text:p>0,97012</text:p>
          </table:table-cell>
          <table:table-cell office:value-type="float" office:value="0.816431" calcext:value-type="float">
            <text:p>0,816431</text:p>
          </table:table-cell>
          <table:table-cell office:value-type="float" office:value="1.00796" calcext:value-type="float">
            <text:p>1,007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Пропан</text:p>
          </table:table-cell>
          <table:table-cell office:value-type="float" office:value="0.945939" calcext:value-type="float">
            <text:p>0,945939</text:p>
          </table:table-cell>
          <table:table-cell office:value-type="float" office:value="0.915502" calcext:value-type="float">
            <text:p>0,9155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Н-Бутан</text:p>
          </table:table-cell>
          <table:table-cell office:value-type="float" office:value="0.973384" calcext:value-type="float">
            <text:p>0,973384</text:p>
          </table:table-cell>
          <table:table-cell office:value-type="float" office:value="0.993556" calcext:value-type="float">
            <text:p>0,9935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Изобутан</text:p>
          </table:table-cell>
          <table:table-cell office:value-type="float" office:value="0.946914" calcext:value-type="float">
            <text:p>0,9469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Н-Пентан</text:p>
          </table:table-cell>
          <table:table-cell office:value-type="float" office:value="0.94552" calcext:value-type="float">
            <text:p>0,945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Изопентан</text:p>
          </table:table-cell>
          <table:table-cell office:value-type="float" office:value="0.95934" calcext:value-type="float">
            <text:p>0,959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Водород</text:p>
          </table:table-cell>
          <table:table-cell office:value-type="float" office:value="1.08632" calcext:value-type="float">
            <text:p>1,08632</text:p>
          </table:table-cell>
          <table:table-cell office:value-type="float" office:value="0.408838" calcext:value-type="float">
            <text:p>0,408838</text:p>
          </table:table-cell>
          <table:table-cell office:value-type="float" office:value="1.03227" calcext:value-type="float">
            <text:p>1,032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Кислород</text:p>
          </table:table-cell>
          <table:table-cell office:value-type="float" office:value="1.021" calcext:value-type="float">
            <text:p>1,0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1.00571" calcext:value-type="float">
            <text:p>1,005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Вода</text:p>
          </table:table-cell>
          <table:table-cell office:value-type="float" office:value="0.746954" calcext:value-type="float">
            <text:p>0,7469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Сероводород</text:p>
          </table:table-cell>
          <table:table-cell office:value-type="float" office:value="0.902271" calcext:value-type="float">
            <text:p>0,902271</text:p>
          </table:table-cell>
          <table:table-cell office:value-type="float" office:value="0.993476" calcext:value-type="float">
            <text:p>0,993476</text:p>
          </table:table-cell>
          <table:table-cell office:value-type="float" office:value="0.942596" calcext:value-type="float">
            <text:p>0,9425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Метан</text:p>
          </table:table-cell>
          <table:table-cell office:value-type="float" office:value="0.960644" calcext:value-type="float">
            <text:p>0,960644</text:p>
          </table:table-cell>
          <table:table-cell office:value-type="float" office:value="0.963827" calcext:value-type="float">
            <text:p>0,963827</text:p>
          </table:table-cell>
          <table:table-cell office:value-type="float" office:value="0.995933" calcext:value-type="float">
            <text:p>0,995933</text:p>
          </table:table-cell>
          <table:table-cell office:value-type="float" office:value="0.807653" calcext:value-type="float">
            <text:p>0,80765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Этан</text:p>
          </table:table-cell>
          <table:table-cell office:value-type="float" office:value="0.925053" calcext:value-type="float">
            <text:p>0,925053</text:p>
          </table:table-cell>
          <table:table-cell office:value-type="float" office:value="0.96987" calcext:value-type="float">
            <text:p>0,96987</text:p>
          </table:table-cell>
          <table:table-cell office:value-type="float" office:value="1.00851" calcext:value-type="float">
            <text:p>1,00851</text:p>
          </table:table-cell>
          <table:table-cell office:value-type="float" office:value="0.370296" calcext:value-type="float">
            <text:p>0,3702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Пропан</text:p>
          </table:table-cell>
          <table:table-cell office:value-type="float" office:value="0.960237" calcext:value-type="float">
            <text:p>0,9602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Бутан</text:p>
          </table:table-cell>
          <table:table-cell office:value-type="float" office:value="0.897362" calcext:value-type="float">
            <text:p>0,8973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Изобутан</text:p>
          </table:table-cell>
          <table:table-cell office:value-type="float" office:value="0.906849" calcext:value-type="float">
            <text:p>0,9068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Пентан</text:p>
          </table:table-cell>
          <table:table-cell office:value-type="float" office:value="0.859764" calcext:value-type="float">
            <text:p>0,85976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Изопентан</text:p>
          </table:table-cell>
          <table:table-cell office:value-type="float" office:value="0.726255" calcext:value-type="float">
            <text:p>0,7262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Гексан</text:p>
          </table:table-cell>
          <table:table-cell office:value-type="float" office:value="0.855134" calcext:value-type="float">
            <text:p>0,855134</text:p>
          </table:table-cell>
          <table:table-cell office:value-type="float" office:value="1.066638" calcext:value-type="float">
            <text:p>1,066638</text:p>
          </table:table-cell>
          <table:table-cell office:value-type="float" office:value="0.910183" calcext:value-type="float">
            <text:p>0,91018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Гептан</text:p>
          </table:table-cell>
          <table:table-cell office:value-type="float" office:value="0.831229" calcext:value-type="float">
            <text:p>0,831229</text:p>
          </table:table-cell>
          <table:table-cell office:value-type="float" office:value="1.077634" calcext:value-type="float">
            <text:p>1,077634</text:p>
          </table:table-cell>
          <table:table-cell office:value-type="float" office:value="0.895362" calcext:value-type="float">
            <text:p>0,8953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Октан</text:p>
          </table:table-cell>
          <table:table-cell office:value-type="float" office:value="0.80831" calcext:value-type="float">
            <text:p>0,80831</text:p>
          </table:table-cell>
          <table:table-cell office:value-type="float" office:value="1.088178" calcext:value-type="float">
            <text:p>1,088178</text:p>
          </table:table-cell>
          <table:table-cell office:value-type="float" office:value="0.881152" calcext:value-type="float">
            <text:p>0,88115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Нонан</text:p>
          </table:table-cell>
          <table:table-cell office:value-type="float" office:value="0.786323" calcext:value-type="float">
            <text:p>0,786323</text:p>
          </table:table-cell>
          <table:table-cell office:value-type="float" office:value="1.098291" calcext:value-type="float">
            <text:p>1,098291</text:p>
          </table:table-cell>
          <table:table-cell office:value-type="float" office:value="0.86752" calcext:value-type="float">
            <text:p>0,8675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Н-Декан</text:p>
          </table:table-cell>
          <table:table-cell office:value-type="float" office:value="0.765171" calcext:value-type="float">
            <text:p>0,765171</text:p>
          </table:table-cell>
          <table:table-cell office:value-type="float" office:value="1.108021" calcext:value-type="float">
            <text:p>1,108021</text:p>
          </table:table-cell>
          <table:table-cell office:value-type="float" office:value="0.854406" calcext:value-type="float">
            <text:p>0,8544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Водород</text:p>
          </table:table-cell>
          <table:table-cell office:value-type="float" office:value="1.28179" calcext:value-type="float">
            <text:p>1,2817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1.5" calcext:value-type="float">
            <text:p>1,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Вода</text:p>
          </table:table-cell>
          <table:table-cell office:value-type="float" office:value="0.849408" calcext:value-type="float">
            <text:p>0,849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7309" calcext:value-type="float">
            <text:p>1,6730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Сероводород</text:p>
          </table:table-cell>
          <table:table-cell office:value-type="float" office:value="0.955052" calcext:value-type="float">
            <text:p>0,955052</text:p>
          </table:table-cell>
          <table:table-cell office:value-type="float" office:value="1.04529" calcext:value-type="float">
            <text:p>1,04529</text:p>
          </table:table-cell>
          <table:table-cell office:value-type="float" office:value="1.00779" calcext:value-type="float">
            <text:p>1,007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Пропан</text:p>
          </table:table-cell>
          <table:table-cell office:value-type="float" office:value="0.994635" calcext:value-type="float">
            <text:p>0,994635</text:p>
          </table:table-cell>
          <table:table-cell office:value-type="float" office:value="0.990877" calcext:value-type="float">
            <text:p>0,990877</text:p>
          </table:table-cell>
          <table:table-cell office:value-type="float" office:value="1.007619" calcext:value-type="float">
            <text:p>1,0076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Бутан</text:p>
          </table:table-cell>
          <table:table-cell office:value-type="float" office:value="0.989844" calcext:value-type="float">
            <text:p>0,989844</text:p>
          </table:table-cell>
          <table:table-cell office:value-type="float" office:value="0.992291" calcext:value-type="float">
            <text:p>0,992291</text:p>
          </table:table-cell>
          <table:table-cell office:value-type="float" office:value="0.997596" calcext:value-type="float">
            <text:p>0,9975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Изобутан</text:p>
          </table:table-cell>
          <table:table-cell office:value-type="float" office:value="1.01953" calcext:value-type="float">
            <text:p>1,019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Пентан</text:p>
          </table:table-cell>
          <table:table-cell office:value-type="float" office:value="0.999268" calcext:value-type="float">
            <text:p>0,999268</text:p>
          </table:table-cell>
          <table:table-cell office:value-type="float" office:value="1.00367" calcext:value-type="float">
            <text:p>1,00367</text:p>
          </table:table-cell>
          <table:table-cell office:value-type="float" office:value="1.002529" calcext:value-type="float">
            <text:p>1,00252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Изопентан</text:p>
          </table:table-cell>
          <table:table-cell office:value-type="float" office:value="1.00235" calcext:value-type="float">
            <text:p>1,002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Гексан</text:p>
          </table:table-cell>
          <table:table-cell office:value-type="float" office:value="1.107274" calcext:value-type="float">
            <text:p>1,107274</text:p>
          </table:table-cell>
          <table:table-cell office:value-type="float" office:value="1.302576" calcext:value-type="float">
            <text:p>1,302576</text:p>
          </table:table-cell>
          <table:table-cell office:value-type="float" office:value="0.982962" calcext:value-type="float">
            <text:p>0,9829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Гептан</text:p>
          </table:table-cell>
          <table:table-cell office:value-type="float" office:value="0.88088" calcext:value-type="float">
            <text:p>0,88088</text:p>
          </table:table-cell>
          <table:table-cell office:value-type="float" office:value="1.191904" calcext:value-type="float">
            <text:p>1,191904</text:p>
          </table:table-cell>
          <table:table-cell office:value-type="float" office:value="0.983565" calcext:value-type="float">
            <text:p>0,98356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Октан</text:p>
          </table:table-cell>
          <table:table-cell office:value-type="float" office:value="0.880973" calcext:value-type="float">
            <text:p>0,880973</text:p>
          </table:table-cell>
          <table:table-cell office:value-type="float" office:value="1.205769" calcext:value-type="float">
            <text:p>1,205769</text:p>
          </table:table-cell>
          <table:table-cell office:value-type="float" office:value="0.982707" calcext:value-type="float">
            <text:p>0,98270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Нонан</text:p>
          </table:table-cell>
          <table:table-cell office:value-type="float" office:value="0.881067" calcext:value-type="float">
            <text:p>0,881067</text:p>
          </table:table-cell>
          <table:table-cell office:value-type="float" office:value="1.219634" calcext:value-type="float">
            <text:p>1,219634</text:p>
          </table:table-cell>
          <table:table-cell office:value-type="float" office:value="0.981849" calcext:value-type="float">
            <text:p>0,98184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Н-Декан</text:p>
          </table:table-cell>
          <table:table-cell office:value-type="float" office:value="0.881161" calcext:value-type="float">
            <text:p>0,881161</text:p>
          </table:table-cell>
          <table:table-cell office:value-type="float" office:value="1.233498" calcext:value-type="float">
            <text:p>1,233498</text:p>
          </table:table-cell>
          <table:table-cell office:value-type="float" office:value="0.980991" calcext:value-type="float">
            <text:p>0,98099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Водород</text:p>
          </table:table-cell>
          <table:table-cell office:value-type="float" office:value="1.17052" calcext:value-type="float">
            <text:p>1,17052</text:p>
          </table:table-cell>
          <table:table-cell office:value-type="float" office:value="1.15639" calcext:value-type="float">
            <text:p>1,15639</text:p>
          </table:table-cell>
          <table:table-cell office:value-type="float" office:value="1.02326" calcext:value-type="float">
            <text:p>1,02326</text:p>
          </table:table-cell>
          <table:table-cell office:value-type="float" office:value="1.95731" calcext:value-type="float">
            <text:p>1,9573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0.990126" calcext:value-type="float">
            <text:p>0,9901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Вода</text:p>
          </table:table-cell>
          <table:table-cell office:value-type="float" office:value="0.708218" calcext:value-type="float">
            <text:p>0,7082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0.931484" calcext:value-type="float">
            <text:p>0,931484</text:p>
          </table:table-cell>
          <table:table-cell office:value-type="float" office:value="0.736833" calcext:value-type="float">
            <text:p>0,736833</text:p>
          </table:table-cell>
          <table:table-cell office:value-type="float" office:value="1.00008" calcext:value-type="float">
            <text:p>1,0000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Пропан</text:p>
          </table:table-cell>
          <table:table-cell office:value-type="float" office:value="1.02256" calcext:value-type="float">
            <text:p>1,02256</text:p>
          </table:table-cell>
          <table:table-cell office:value-type="float" office:value="1.065173" calcext:value-type="float">
            <text:p>1,065173</text:p>
          </table:table-cell>
          <table:table-cell office:value-type="float" office:value="0.986893" calcext:value-type="float">
            <text:p>0,98689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Н-Бутан</text:p>
          </table:table-cell>
          <table:table-cell office:value-type="float" office:value="1.01306" calcext:value-type="float">
            <text:p>1,01306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Изобутан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Н-Пентан</text:p>
          </table:table-cell>
          <table:table-cell office:value-type="float" office:value="1.00532" calcext:value-type="float">
            <text:p>1,00532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Изопентан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Водород</text:p>
          </table:table-cell>
          <table:table-cell office:value-type="float" office:value="1.16446" calcext:value-type="float">
            <text:p>1,16446</text:p>
          </table:table-cell>
          <table:table-cell office:value-type="float" office:value="1.61666" calcext:value-type="float">
            <text:p>1,61666</text:p>
          </table:table-cell>
          <table:table-cell office:value-type="float" office:value="1.02034" calcext:value-type="float">
            <text:p>1,0203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Вода</text:p>
          </table:table-cell>
          <table:table-cell office:value-type="float" office:value="0.693168" calcext:value-type="float">
            <text:p>0,69316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0.946871" calcext:value-type="float">
            <text:p>0,946871</text:p>
          </table:table-cell>
          <table:table-cell office:value-type="float" office:value="0.971926" calcext:value-type="float">
            <text:p>0,971926</text:p>
          </table:table-cell>
          <table:table-cell office:value-type="float" office:value="0.999969" calcext:value-type="float">
            <text:p>0,99996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Н-Бутан</text:p>
          </table:table-cell>
          <table:table-cell office:value-type="float" office:value="1004.9" calcext:value-type="float">
            <text:p>1004,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Водород</text:p>
          </table:table-cell>
          <table:table-cell office:value-type="float" office:value="1.034787" calcext:value-type="float">
            <text:p>1,03478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Н-Бутан</text:p>
          </table:table-cell>
          <table:table-cell office:value-type="string" calcext:value-type="string">
            <text:p>Водород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Изобутан</text:p>
          </table:table-cell>
          <table:table-cell office:value-type="string" calcext:value-type="string">
            <text:p>Водород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Гекс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08692" calcext:value-type="float">
            <text:p>1,008692</text:p>
          </table:table-cell>
          <table:table-cell office:value-type="float" office:value="1.028973" calcext:value-type="float">
            <text:p>1,028973</text:p>
          </table:table-cell>
          <table:table-cell office:value-type="float" office:value="0.96813" calcext:value-type="float">
            <text:p>0,968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Геп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0126" calcext:value-type="float">
            <text:p>1,010126</text:p>
          </table:table-cell>
          <table:table-cell office:value-type="float" office:value="1.033754" calcext:value-type="float">
            <text:p>1,033754</text:p>
          </table:table-cell>
          <table:table-cell office:value-type="float" office:value="0.96287" calcext:value-type="float">
            <text:p>0,9628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Окт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1501" calcext:value-type="float">
            <text:p>1,011501</text:p>
          </table:table-cell>
          <table:table-cell office:value-type="float" office:value="1.038338" calcext:value-type="float">
            <text:p>1,038338</text:p>
          </table:table-cell>
          <table:table-cell office:value-type="float" office:value="0.957828" calcext:value-type="float">
            <text:p>0,95782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Нон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2821" calcext:value-type="float">
            <text:p>1,012821</text:p>
          </table:table-cell>
          <table:table-cell office:value-type="float" office:value="1.042735" calcext:value-type="float">
            <text:p>1,042735</text:p>
          </table:table-cell>
          <table:table-cell office:value-type="float" office:value="0.952441" calcext:value-type="float">
            <text:p>0,95244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-Декан</text:p>
          </table:table-cell>
          <table:table-cell office:value-type="string" calcext:value-type="string">
            <text:p>Сероводород</text:p>
          </table:table-cell>
          <table:table-cell office:value-type="float" office:value="1.014089" calcext:value-type="float">
            <text:p>1,014089</text:p>
          </table:table-cell>
          <table:table-cell office:value-type="float" office:value="1.046966" calcext:value-type="float">
            <text:p>1,046966</text:p>
          </table:table-cell>
          <table:table-cell office:value-type="float" office:value="0.948338" calcext:value-type="float">
            <text:p>0,94833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одород</text:p>
          </table:table-cell>
          <table:table-cell office:value-type="string" calcext:value-type="string">
            <text:p>Моноксид_углерода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10" number:min-integer-digits="1"/>
    </number:number-style>
    <number:number-style style:name="N109">
      <style:text-properties fo:color="#ff0000"/>
      <number:text>-</number:text>
      <number:number number:decimal-places="10" number:min-integer-digits="1"/>
      <style:map style:condition="value()&gt;=0" style:apply-style-name="N109P0"/>
    </number:number-style>
    <number:number-style style:name="N110">
      <number:scientific-number number:decimal-places="10" number:min-integer-digits="1" number:min-exponent-digits="2"/>
    </number:number-style>
    <number:number-style style:name="N111P0" style:volatile="true">
      <number:number number:decimal-places="3" number:min-integer-digits="1"/>
    </number:number-style>
    <number:number-style style:name="N111">
      <style:text-properties fo:color="#ff0000"/>
      <number:text>-</number:text>
      <number:number number:decimal-places="3" number:min-integer-digits="1"/>
      <style:map style:condition="value()&gt;=0" style:apply-style-name="N111P0"/>
    </number:number-style>
    <number:number-style style:name="N112P0" style:volatile="true">
      <number:scientific-number number:decimal-places="10" number:min-integer-digits="1" number:min-exponent-digits="2"/>
    </number:number-style>
    <number:number-style style:name="N112">
      <style:text-properties fo:color="#0000ff"/>
      <number:text>-</number:text>
      <number:scientific-number number:decimal-places="10" number:min-integer-digits="1" number:min-exponent-digits="2"/>
      <style:map style:condition="value()&gt;=0" style:apply-style-name="N11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.00.0000</text:date>, <text:time style:data-style-name="N2" text:time-value="0000-00-00T00:00:03.35797088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9:31:56.929986249</meta:creation-date>
    <meta:editing-duration>PT2H2M4S</meta:editing-duration>
    <meta:editing-cycles>18</meta:editing-cycles>
    <meta:generator>LibreOffice/4.1.3.2$Linux_X86_64 LibreOffice_project/410m0$Build-2</meta:generator>
    <dc:date>2013-11-20T21:42:29.085763340</dc:date>
    <meta:document-statistic meta:table-count="3" meta:cell-count="1347" meta:object-count="0"/>
  </office:meta>
</office:document-meta>
</file>